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family-generic="swiss" style:font-pitch="variable"/>
    <style:font-face style:name="DejaVu Sans" svg:font-family="'DejaVu Sans'" style:font-family-generic="swiss" style:font-pitch="variable"/>
    <style:font-face style:name="Lohit Hindi" svg:font-family="'Lohit Hindi'"/>
    <style:font-face style:name="Lohit Hindi1" svg:font-family="'Lohit Hindi'" style:font-family-generic="swiss" style:font-pitch="variable"/>
    <style:font-face style:name="Lohit Hindi2" svg:font-family="'Lohit Hindi'" style:font-family-generic="system" style:font-pitch="variable"/>
    <style:font-face style:name="StarSymbol" svg:font-family="StarSymbol"/>
    <style:font-face style:name="Times New Roman" svg:font-family="'Times New Roman'" style:font-family-generic="roman" style:font-pitch="variable"/>
    <style:font-face style:name="Times New Roman1" svg:font-family="'Times New Roman'" style:font-family-generic="swiss" style:font-pitch="variable"/>
    <style:font-face style:name="Verdana" svg:font-family="Verdana" style:font-family-generic="swiss" style:font-pitch="variable"/>
    <style:font-face style:name="arial" svg:font-family="arial"/>
  </office:font-face-decls>
  <office:automatic-styles>
    <style:style style:name="P1" style:family="paragraph" style:parent-style-name="Standard">
      <style:paragraph-properties fo:text-align="start" style:justify-single-word="false"/>
      <style:text-properties style:use-window-font-color="true" loext:opacity="0%" style:font-name="DejaVu Sans" fo:font-size="12pt" fo:font-weight="bold" fo:background-color="transparent" style:font-size-asian="12pt" style:font-weight-asian="bold" style:font-size-complex="12pt" style:font-weight-complex="bold"/>
    </style:style>
    <style:style style:name="P2" style:family="paragraph" style:parent-style-name="Standard">
      <loext:graphic-properties draw:fill="solid" draw:fill-color="#99ccff" draw:opacity="100%"/>
      <style:paragraph-properties fo:text-align="start" style:justify-single-word="false" fo:background-color="#99ccff"/>
      <style:text-properties style:use-window-font-color="true" loext:opacity="0%" style:font-name="DejaVu Sans" fo:font-size="12pt" fo:font-weight="bold" fo:background-color="transparent" style:font-size-asian="12pt" style:font-weight-asian="bold" style:font-size-complex="12pt" style:font-weight-complex="bold"/>
    </style:style>
    <style:style style:name="P3" style:family="paragraph" style:parent-style-name="Standard">
      <style:paragraph-properties fo:margin-left="0in" fo:margin-right="0in" fo:margin-top="0.05in" fo:margin-bottom="0in" style:contextual-spacing="false" fo:text-align="start" style:justify-single-word="false" fo:text-indent="0in" style:auto-text-indent="false"/>
      <style:text-properties style:use-window-font-color="true" loext:opacity="0%" style:font-name="DejaVu Sans" fo:font-size="12pt" fo:font-weight="bold" fo:background-color="transparent" style:font-size-asian="12pt" style:font-weight-asian="bold" style:font-size-complex="12pt" style:font-weight-complex="bold"/>
    </style:style>
    <style:style style:name="P4" style:family="paragraph" style:parent-style-name="Standard">
      <loext:graphic-properties draw:fill="solid" draw:fill-color="#ccccff" draw:opacity="100%"/>
      <style:paragraph-properties fo:margin-left="0in" fo:margin-right="0in" fo:margin-top="0in" fo:margin-bottom="0in" style:contextual-spacing="false" fo:text-align="start" style:justify-single-word="false" fo:text-indent="0in" style:auto-text-indent="false" fo:background-color="#ccccff"/>
      <style:text-properties style:use-window-font-color="true" loext:opacity="0%" style:font-name="DejaVu Sans" fo:font-size="6pt" fo:font-weight="bold" fo:background-color="transparent" style:font-size-asian="5.25pt" style:font-weight-asian="bold" style:font-size-complex="6pt" style:font-weight-complex="bold"/>
    </style:style>
    <style:style style:name="P5" style:family="paragraph" style:parent-style-name="Standard">
      <style:paragraph-properties fo:margin-left="0in" fo:margin-right="0in" fo:margin-top="0in" fo:margin-bottom="0.05in" style:contextual-spacing="false" fo:text-align="start" style:justify-single-word="false" fo:text-indent="0in" style:auto-text-indent="false"/>
      <style:text-properties style:use-window-font-color="true" loext:opacity="0%" style:font-name="DejaVu Sans" fo:font-size="9pt" fo:font-weight="normal" fo:background-color="transparent" style:font-size-asian="9pt" style:font-weight-asian="normal" style:font-size-complex="9pt" style:font-weight-complex="normal"/>
    </style:style>
    <style:style style:name="P6" style:family="paragraph" style:parent-style-name="Standard">
      <style:paragraph-properties fo:text-align="justify" style:justify-single-word="false"/>
      <style:text-properties fo:color="#000080" loext:opacity="100%"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P7" style:family="paragraph" style:parent-style-name="Standard">
      <loext:graphic-properties draw:fill="solid" draw:fill-color="#004586" draw:opacity="100%"/>
      <style:paragraph-properties fo:text-align="center" style:justify-single-word="false" fo:break-before="page" fo:background-color="#004586"/>
      <style:text-properties fo:color="#ffffff" loext:opacity="100%" style:font-name="DejaVu Sans" fo:font-size="14pt" fo:font-weight="bold" fo:background-color="transparent" style:font-size-asian="14pt" style:font-weight-asian="bold" style:font-weight-complex="bold"/>
    </style:style>
    <style:style style:name="P8" style:family="paragraph" style:parent-style-name="Standard">
      <loext:graphic-properties draw:fill="solid" draw:fill-color="#7e0021" draw:opacity="100%"/>
      <style:paragraph-properties fo:margin-top="0.0543in" fo:margin-bottom="0.05in" style:contextual-spacing="false" fo:background-color="#7e0021"/>
      <style:text-properties fo:color="#ffffff" loext:opacity="100%" style:font-name="DejaVu Sans" fo:font-size="10pt" fo:font-weight="bold" fo:background-color="transparent" style:font-size-asian="10pt" style:font-weight-asian="bold" style:font-size-complex="10pt" style:font-weight-complex="bold"/>
    </style:style>
    <style:style style:name="P9" style:family="paragraph" style:parent-style-name="Standard">
      <loext:graphic-properties draw:fill="solid" draw:fill-color="#7e0021" draw:opacity="100%"/>
      <style:paragraph-properties fo:margin-top="0.05in" fo:margin-bottom="0.1201in" style:contextual-spacing="false" fo:background-color="#7e0021"/>
      <style:text-properties fo:color="#ffffff" loext:opacity="100%" style:font-name="DejaVu Sans" fo:font-size="10pt" fo:font-weight="bold" fo:background-color="transparent" style:font-size-asian="10pt" style:font-weight-asian="bold" style:font-weight-complex="bold"/>
    </style:style>
    <style:style style:name="P10" style:family="paragraph" style:parent-style-name="Frame_20_contents">
      <style:paragraph-properties fo:text-align="justify" style:justify-single-word="false"/>
    </style:style>
    <style:style style:name="P11" style:family="paragraph" style:parent-style-name="Standard">
      <style:paragraph-properties fo:margin-left="0in" fo:margin-right="0in" fo:margin-top="0in" fo:margin-bottom="0in" style:contextual-spacing="false" fo:text-align="justify" style:justify-single-word="false" fo:hyphenation-ladder-count="no-limit" fo:text-indent="0.2201in" style:auto-text-indent="false"/>
      <style:text-properties style:font-name="DejaVu Sans" fo:font-size="10pt" style:font-size-asian="10pt" style:font-size-complex="10pt" fo:hyphenate="true" fo:hyphenation-remain-char-count="3" fo:hyphenation-push-char-count="3" loext:hyphenation-no-caps="false"/>
    </style:style>
    <style:style style:name="P12" style:family="paragraph" style:parent-style-name="Standard" style:list-style-name="WW8Num23">
      <style:paragraph-properties fo:margin-top="0in" fo:margin-bottom="0.0402in" style:contextual-spacing="false" fo:line-height="115%">
        <style:tab-stops>
          <style:tab-stop style:position="0.5in"/>
        </style:tab-stops>
      </style:paragraph-properties>
      <style:text-properties style:font-name="DejaVu Sans" fo:font-size="10pt" style:font-size-asian="10pt"/>
    </style:style>
    <style:style style:name="P13" style:family="paragraph" style:parent-style-name="Standard" style:list-style-name="L1">
      <style:paragraph-properties fo:margin-left="0.2917in" fo:margin-right="0in" fo:margin-top="0in" fo:margin-bottom="0.0429in" style:contextual-spacing="false" fo:line-height="100%" fo:text-indent="-0.2917in" style:auto-text-indent="false" style:text-autospace="none">
        <style:tab-stops/>
      </style:paragraph-properties>
      <style:text-properties style:font-name="DejaVu Sans" fo:font-size="10pt" style:font-size-asian="10pt" style:font-size-complex="10pt"/>
    </style:style>
    <style:style style:name="P14" style:family="paragraph" style:parent-style-name="Standard" style:master-page-name="">
      <style:paragraph-properties fo:margin-left="0in" fo:margin-right="0in" fo:margin-top="0in" fo:margin-bottom="0in" style:contextual-spacing="false" fo:text-align="justify" style:justify-single-word="false" fo:hyphenation-ladder-count="no-limit" fo:text-indent="0in" style:auto-text-indent="false" style:page-number="auto"/>
      <style:text-properties style:font-name="DejaVu Sans" fo:font-size="10pt" style:font-size-asian="10pt" style:font-size-complex="10pt" fo:hyphenate="true" fo:hyphenation-remain-char-count="3" fo:hyphenation-push-char-count="3" loext:hyphenation-no-caps="false"/>
    </style:style>
    <style:style style:name="P15" style:family="paragraph">
      <style:paragraph-properties fo:margin-left="0.25in" fo:margin-right="0in" fo:margin-top="0in" fo:margin-bottom="0.05in" fo:text-align="start" fo:text-indent="-0.1571in">
        <style:tab-stops/>
      </style:paragraph-properties>
    </style:style>
    <style:style style:name="P16" style:family="paragraph">
      <style:paragraph-properties fo:margin-left="0.1799in" fo:margin-right="0in" fo:text-indent="-0.1217in">
        <style:tab-stops/>
      </style:paragraph-properties>
    </style:style>
    <style:style style:name="P17" style:family="paragraph">
      <loext:graphic-properties draw:fill="solid" draw:fill-color="#e6e6ff"/>
      <style:paragraph-properties fo:margin-left="0.25in" fo:margin-right="0in" fo:margin-top="0in" fo:margin-bottom="0.05in" fo:text-align="start" fo:text-indent="-0.1571in">
        <style:tab-stops/>
      </style:paragraph-properties>
      <style:text-properties style:font-name="Verdana" fo:font-size="10pt" style:font-name-complex="Verdana" style:font-size-complex="10pt"/>
    </style:style>
    <style:style style:name="T1" style:family="text">
      <style:text-properties fo:font-style="normal" fo:font-weight="normal" style:font-name-asian="Verdana" style:font-style-asian="normal" style:font-weight-asian="normal" style:font-name-complex="Verdana" style:font-style-complex="normal" style:font-weight-complex="normal"/>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normal" style:font-size-asian="14pt" style:font-weight-asian="normal" style:font-size-complex="14pt" style:font-weight-complex="normal"/>
    </style:style>
    <style:style style:name="T4" style:family="text">
      <style:text-properties officeooo:rsid="001f62b4"/>
    </style:style>
    <style:style style:name="T5" style:family="text">
      <style:text-properties fo:font-weight="bold" style:font-weight-asian="bold" style:font-weight-complex="bold"/>
    </style:style>
    <style:style style:name="T6" style:family="text">
      <style:text-properties fo:font-weight="bold" officeooo:rsid="001f62b4" style:font-weight-asian="bold" style:font-weight-complex="bold"/>
    </style:style>
    <style:style style:name="T7" style:family="text">
      <style:text-properties fo:font-style="italic" style:font-style-asian="italic" style:font-style-complex="italic"/>
    </style:style>
    <style:style style:name="T8" style:family="text">
      <style:text-properties fo:color="#000080" loext:opacity="100%" style:font-name="Verdana" fo:font-size="11pt" fo:font-style="normal" fo:font-weight="bold" style:font-size-asian="11pt" style:font-style-asian="normal" style:font-weight-asian="bold" style:font-name-complex="Verdana" style:font-size-complex="11pt" style:font-style-complex="normal" style:font-weight-complex="bold"/>
    </style:style>
    <style:style style:name="T9" style:family="text">
      <style:text-properties style:font-name="Verdana" fo:font-size="10pt" style:font-name-complex="Verdana" style:font-size-complex="10pt"/>
    </style:style>
    <style:style style:name="fr1" style:family="graphic" style:parent-style-name="Frame">
      <style:graphic-properties style:run-through="foreground" style:wrap="dynamic"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Sect1" style:family="section">
      <style:section-properties text:dont-balance-text-columns="false" style:editable="false">
        <style:columns fo:column-count="2" fo:column-gap="0.1791in">
          <style:column style:rel-width="32767*" fo:start-indent="0in" fo:end-indent="0.0894in"/>
          <style:column style:rel-width="32768*" fo:start-indent="0.0894in" fo:end-indent="0in"/>
        </style:columns>
      </style:section-properties>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list-level-style-number>
      <text:list-level-style-number text:level="4" text:style-name="Numbering_20_Symbols" loext:num-list-format="%4%." style:num-suffix="." style:num-format="1">
        <style:list-level-properties/>
      </text:list-level-style-number>
      <text:list-level-style-number text:level="5" text:style-name="Numbering_20_Symbols" loext:num-list-format="%5%." style:num-suffix="." style:num-format="1">
        <style:list-level-properties/>
      </text:list-level-style-number>
      <text:list-level-style-number text:level="6" text:style-name="Numbering_20_Symbols" loext:num-list-format="%6%." style:num-suffix="." style:num-format="1">
        <style:list-level-properties/>
      </text:list-level-style-number>
      <text:list-level-style-number text:level="7" text:style-name="Numbering_20_Symbols" loext:num-list-format="%7%." style:num-suffix="." style:num-format="1">
        <style:list-level-properties/>
      </text:list-level-style-number>
      <text:list-level-style-number text:level="8" text:style-name="Numbering_20_Symbols" loext:num-list-format="%8%." style:num-suffix="." style:num-format="1">
        <style:list-level-properties/>
      </text:list-level-style-number>
      <text:list-level-style-number text:level="9" text:style-name="Numbering_20_Symbols" loext:num-list-format="%9%." style:num-suffix="." style:num-format="1">
        <style:list-level-properties/>
      </text:list-level-style-number>
      <text:list-level-style-number text:level="10" text:style-name="Numbering_20_Symbols" loext:num-list-format="%10%." style:num-suffix="." style:num-format="1">
        <style:list-level-properties/>
      </text:list-level-style-number>
    </text:list-style>
    <style:style style:name="gr1" style:family="graphic">
      <style:graphic-properties draw:stroke="solid" svg:stroke-color="#000080" draw:stroke-linejoin="miter" draw:fill="solid" draw:fill-color="#e6e6ff" draw:textarea-vertical-align="middle" fo:min-height="1.9244in" fo:padding-top="0.15in" fo:padding-bottom="0.15in" fo:padding-left="0.15in" fo:padding-right="0.15in" draw:shadow="visible" draw:shadow-offset-x="0in" draw:shadow-offset-y="0.0299in" draw:shadow-color="#808080"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Unit 12</text:p>
      <text:p text:style-name="P1"/>
      <text:p text:style-name="P2"><draw:frame draw:style-name="fr1" draw:name="Frame1" text:anchor-type="paragraph" svg:x="2.4618in" svg:y="0.0862in" svg:width="1.7445in" draw:z-index="0"><draw:text-box fo:min-height="2.0516in"><text:p text:style-name="P6"><text:s/></text:p><text:p text:style-name="P10"/></draw:text-box></draw:frame><draw:frame text:anchor-type="paragraph" draw:z-index="1" draw:name="Shape1" draw:style-name="gr1" draw:text-style-name="P17" svg:width="1.7441in" svg:height="2.2248in" svg:x="2.4618in" svg:y="0.0319in"><draw:text-box draw:corner-radius="0.0799in"><text:p text:style-name="P15"><text:span text:style-name="T8">Getting Started</text:span></text:p><text:p text:style-name="P16"><text:span text:style-name="T9">Have you thought about the days when you will be old? </text:span></text:p><text:p text:style-name="P16"><text:span text:style-name="T9">What might be some of your limitations? </text:span></text:p><text:p text:style-name="P16"><text:span text:style-name="T9">How will you deal with it?</text:span></text:p></draw:text-box></draw:frame></text:p>
      <text:section text:style-name="Sect1" text:name="Section4">
        <text:p text:style-name="P3">Old Men Rock!</text:p>
        <text:p text:style-name="P5">[based on actual events with false names]</text:p>
        <text:p text:style-name="P4"/>
        <text:p text:style-name="P14"><text:span text:style-name="T3">T</text:span>wo <text:span text:style-name="T6">e</text:span><text:span text:style-name="T5">lderly</text:span> men from Parson’s Nursing Home <text:span text:style-name="T5">escaped</text:span> on Saturday Night. When the <text:span text:style-name="T5">night</text:span> <text:span text:style-name="T5">guard</text:span> was making his 10 p.m. <text:span text:style-name="T5">rounds</text:span>, he noticed that Mr Bud’s door was open and all the lights were off. Looking inside, he noticed an empty bed. <text:span text:style-name="T7">Turning on</text:span> the lights, no one was to be found. </text:p>
        <text:p text:style-name="P11">This is a very stressful situation for the staff of the nursing home because oftentimes patients go missing because they have <text:span text:style-name="T5">dementia</text:span> or other memory problems. As the <text:span text:style-name="T5">staff</text:span> were looking for Mr. Bud, they noticed that Mr. Bob was also missing.</text:p>
        <text:p text:style-name="P11">The staff reported the missing patients to the police. Police dispatchers put out an alert to all other officers to <text:span text:style-name="T7">keep an eye out</text:span> for two elderly men, possibly travelling together. </text:p>
        <text:p text:style-name="P11">Officer Caldwell had his own idea about what might have happened. There are not a lot of things to do after 10 p.m. in Carson City. The only thing <text:span text:style-name="T5">going on</text:span> was a heavy metal rock <text:span text:style-name="T5">concert</text:span> in Pontree, a town about 25 km away. Officer Caldwell thought this would give him a good excuse to enjoy some of the concert for free. So officer Caldwell drove to the concert and went to the <text:span text:style-name="T5">front gate</text:span>. When the gate <text:span text:style-name="T5">attendant</text:span> asked for a ticket, the officer told him he was on police business. The attendant <text:span text:style-name="T7">let him pass</text:span>. </text:p>
        <text:p text:style-name="P11">Officer Caldwell had another great idea. <text:span text:style-name="T7">Considering</text:span> the age of the missing men, Caldwell <text:span text:style-name="T7">took a chance</text:span> that he might find them at the <text:span text:style-name="T6">f</text:span><text:span text:style-name="T5">irst-aid </text:span><text:span text:style-name="T6">station</text:span>. He was directed to the <text:span text:style-name="T5">medical tent</text:span> by the concert staff. </text:p>
        <text:p text:style-name="P11">The two men were there. They were sitting in front of an outdoor coolant fan and <text:span text:style-name="T7">sipping on</text:span> fruit juice. Several young nurses <text:span text:style-name="T7">kept checking on</text:span> them to make sure they were okay. They got a lot of <text:span text:style-name="T5">attention</text:span> from the young people and were having a great time. </text:p>
        <text:p text:style-name="P11">Officer Caldwell was <text:span text:style-name="T5">hesitant</text:span> to break up their good-time, nevertheless, it was his duty. At first the men were <text:span text:style-name="T5">reluctant</text:span> to leave but the officer reminded them that <text:span text:style-name="T7">their actions</text:span> made a lot of people very worried about them. The men finally agreed to return to the nursing home.</text:p>
        <text:p text:style-name="P11">One social media response asked, “Are these men prisoners? It’s a nursing home, not jail. Why can’t they go out and have fun without <text:span text:style-name="T5">interference</text:span>?” </text:p>
        <text:p text:style-name="P11">A staff from the nursing home responded, “Of course, anyone with no serious health, emotional, or <text:span text:style-name="T5">psychological</text:span> issues are free to come and go. But some of our guests are really more like patients. We have the responsibility to care for and protect patients that are placed here by their <text:span text:style-name="T5">legal conservator</text:span> or by a <text:span text:style-name="T5">court order</text:span>.”</text:p>
        <text:p text:style-name="P11"><text:span text:style-name="T7">At any rate</text:span>, Bud and Bob <text:span text:style-name="T7">plan on</text:span> going to the concert again next year. “Next time, we’ll plan it out and not <text:span text:style-name="T7">sneak off</text:span>. We will <text:span text:style-name="T5">notify</text:span> everyone. We don’t want to unnecessarily worry anyone again.” </text:p>
      </text:section>
      <text:p text:style-name="P9">Comprehension Questions. <text:s/></text:p>
      <text:list xml:id="list1975913705" text:style-name="WW8Num23">
        <text:list-item>
          <text:p text:style-name="P12">When did the security guard and staff notice that the men were missing?</text:p>
        </text:list-item>
        <text:list-item>
          <text:p text:style-name="P12">Why is this a stressful situation for the nursing staff?</text:p>
        </text:list-item>
        <text:list-item>
          <text:p text:style-name="P12">What did police dispatchers do?</text:p>
        </text:list-item>
        <text:list-item>
          <text:p text:style-name="P12">What idea did Officer Caldwell come up with?</text:p>
        </text:list-item>
        <text:list-item>
          <text:p text:style-name="P12">How far away is Pontree? Waht was going on there?</text:p>
        </text:list-item>
        <text:list-item>
          <text:p text:style-name="P12">Where did officer Caldwell find the men?</text:p>
        </text:list-item>
        <text:list-item>
          <text:p text:style-name="P12">What were the old men doing in the tent?</text:p>
        </text:list-item>
        <text:list-item>
          <text:p text:style-name="P12">At first, did the men want to go home?</text:p>
        </text:list-item>
        <text:list-item>
          <text:p text:style-name="P12">Why must nursing homes be careful about letting patients leave the premises?</text:p>
        </text:list-item>
        <text:list-item>
          <text:p text:style-name="P12">What will Bud and Bob do again next year? </text:p>
        </text:list-item>
      </text:list>
      <text:p text:style-name="P8">Discussion</text:p>
      <text:list xml:id="list1816811209" text:style-name="L1">
        <text:list-item>
          <text:p text:style-name="P13"><text:span text:style-name="T1"><text:s text:c="2"/>Make a plan for your retirement. Discuss. Consider that at least you or your partner might end up in a wheelchair?</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family-generic="swiss" style:font-pitch="variable"/>
    <style:font-face style:name="DejaVu Sans" svg:font-family="'DejaVu Sans'" style:font-family-generic="swiss" style:font-pitch="variable"/>
    <style:font-face style:name="Lohit Hindi" svg:font-family="'Lohit Hindi'"/>
    <style:font-face style:name="Lohit Hindi1" svg:font-family="'Lohit Hindi'" style:font-family-generic="swiss" style:font-pitch="variable"/>
    <style:font-face style:name="Lohit Hindi2" svg:font-family="'Lohit Hindi'" style:font-family-generic="system" style:font-pitch="variable"/>
    <style:font-face style:name="StarSymbol" svg:font-family="StarSymbol"/>
    <style:font-face style:name="Times New Roman" svg:font-family="'Times New Roman'" style:font-family-generic="roman" style:font-pitch="variable"/>
    <style:font-face style:name="Times New Roman1" svg:font-family="'Times New Roman'" style:font-family-generic="swiss" style:font-pitch="variable"/>
    <style:font-face style:name="Verdana" svg:font-family="Verdana" style:font-family-generic="swiss" style:font-pitch="variable"/>
    <style:font-face style:name="arial" svg:font-family="arial"/>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 PL UMing HK"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AR PL UMing HK" style:font-size-asian="10.5pt" style:language-asian="zh" style:country-asian="CN" style:font-name-complex="Lohit Hind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 PL UMing HK" style:font-family-asian="'AR PL UMing HK'" style:font-family-generic-asian="system" style:font-pitch-asian="variable" style:font-size-asian="1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WW8Num23" text:consecutive-numbering="true">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6in" fo:margin-bottom="0.6in" fo:margin-left="1.05in" fo:margin-right="1.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1-09-07T14:44:12</meta:creation-date>
    <meta:editing-duration>PT6H51M28S</meta:editing-duration>
    <meta:editing-cycles>27</meta:editing-cycles>
    <meta:generator>LibreOffice/7.3.7.2$Linux_X86_64 LibreOffice_project/30$Build-2</meta:generator>
    <dc:title>simplyEnglish</dc:title>
    <meta:initial-creator>cray99 </meta:initial-creator>
    <dc:date>2023-05-18T15:32:44.425164806</dc:date>
    <meta:document-statistic meta:table-count="0" meta:image-count="0" meta:object-count="0" meta:page-count="1" meta:paragraph-count="27" meta:word-count="616" meta:character-count="3359" meta:non-whitespace-character-count="2767"/>
    <meta:template xlink:type="simple" xlink:actuate="onRequest" xlink:title="simplyEnglish" xlink:href="../../../../../../../../../home/cray99/Desktop/.libreoffice/3/user/template/simplyEnglish.ott" meta:date="2011-09-07T14:44:12"/>
  </office:meta>
</office:document-meta>
</file>